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4.2cm" svg:height="1.3cm" svg:x="14.2cm" svg:y="8.8cm">
          <text:p text:style-name="P1"><text:s text:c="11"/>Cli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2cm" svg:height="1.3cm" svg:x="2.9cm" svg:y="8.8cm">
          <text:p text:style-name="P1">Client <text:s text:c="7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9cm" svg:height="1cm" svg:x="4cm" svg:y="2.3cm">
          <text:p text:style-name="P1">Room Serv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cm" svg:y1="8.8cm" svg:x2="6.95cm" svg:y2="3.3cm" draw:start-shape="id1" draw:end-shape="id2" draw:end-glue-point="2" svg:d="m5000 8800c0-4125 1950-1375 1950-5500" svg:viewBox="0 0 1951 5501">
          <text:p text:style-name="P1"><text:s text:c="26"/></text:p>
          <text:p text:style-name="P1"/>
          <text:p text:style-name="P1"/>
          <text:p text:style-name="P1"><text:tab/><text:tab/><text:tab/> <text:s text:c="3"/>join &amp; <text:s text:c="15"/></text:p>
          <text:p text:style-name="P1"><text:s text:c="25"/>get peers <text:s text:c="14"/></text:p>
        </draw:connector>
        <draw:connector draw:style-name="gr2" draw:text-style-name="P1" draw:layer="layout" draw:type="curve" svg:x1="16.3cm" svg:y1="8.8cm" svg:x2="6.95cm" svg:y2="3.3cm" draw:start-shape="id3" draw:start-glue-point="0" draw:end-shape="id2" draw:end-glue-point="2" svg:d="m16300 8800c0-4125-9350-1375-9350-5500" svg:viewBox="0 0 9351 5501">
          <text:p text:style-name="P1"><text:s text:c="15"/></text:p>
          <text:p text:style-name="P1"/>
          <text:p text:style-name="P1"/>
          <text:p text:style-name="P1"><text:tab/><text:tab/>join &amp; </text:p>
          <text:p text:style-name="P1"><text:s text:c="15"/>get peers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us Melzer</meta:initial-creator>
    <meta:creation-date>2013-06-19T14:25:06</meta:creation-date>
    <dc:date>2013-06-20T09:55:38</dc:date>
    <dc:creator>Marius Melzer</dc:creator>
    <meta:editing-duration>PT17M34S</meta:editing-duration>
    <meta:editing-cycles>4</meta:editing-cycles>
    <meta:generator>LibreOffice/3.6$Linux_X86_64 LibreOffice_project/360m1$Build-2</meta:generator>
    <meta:document-statistic meta:object-count="5"/>
  </office:meta>
</office:document-meta>
</file>